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0e4c" officeooo:paragraph-rsid="00140e4c"/>
    </style:style>
    <style:style style:name="P2" style:family="paragraph" style:parent-style-name="Standard">
      <style:text-properties fo:font-weight="bold" officeooo:rsid="00140e4c" officeooo:paragraph-rsid="00140e4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siderando que o evento tem como propósito - promover o uso de software livre e a integração de comunidades de usuários de software livre em todos os países da América Latina, e, considerando a programação desta 11ª edição do FLISOL em Curitiba, você recomendaria outras oficinas- Se sim, Quais?</text:p>
      <text:p text:style-name="P2"/>
      <text:p text:style-name="P1">Apesar de eu ja ter conhecimentos e experiencia na area, é de vital importancia oficinas voltadas à iniciantes. E oferecer certificado à parte para as oficinas (assim como na FTSL) é também muito proveitoso!</text:p>
      <text:p text:style-name="P1"/>
      <text:p text:style-name="P1">Virtualização</text:p>
      <text:p text:style-name="P1"/>
      <text:p text:style-name="P1">Linux para Iniciantes (Instalação e uso do Linux Mint)</text:p>
      <text:p text:style-name="P1"/>
      <text:p text:style-name="P1">Não recomendaria trocar oficinas mas sim inserir novas. Seria interessante uma oficina de banco de dados por exemplo, o MySql ou Postgres, oficinas de ferramentas/softwares que facilitam o dia a dia de quem gerencia os sistemas de uma empresa como o LDAP, dentre outros.</text:p>
      <text:p text:style-name="P1"/>
      <text:p text:style-name="P1">Não participei de oficina.</text:p>
      <text:p text:style-name="P1"/>
      <text:p text:style-name="P1">Tecnologias mais recentes (programação funcional, NoSQL, etc)</text:p>
      <text:p text:style-name="P1"/>
      <text:p text:style-name="P1">Alguma oficina de nível iniciante sobre o uso do terminal de comando no sistema operacional, um pouco de sua linguagem e funções.</text:p>
      <text:p text:style-name="P1"/>
      <text:p text:style-name="P1">Oficinas sobre desenvolvimento do kernel do linux (uma introdução ao assunto), sobre empacotamento em diversas distribuições linux, sobre outros sistemas operacionais livres (FreeBsd, OpenBsd, haiku, BeOs, TempleOs).</text:p>
      <text:p text:style-name="P1"/>
      <text:p text:style-name="P1">"macros" no LibreOffica</text:p>
      <text:p text:style-name="P1"/>
      <text:p text:style-name="P1">Melhorar sinalização dos lugares onde estão acontecendo as oficinas, eu por exemplo não sabia onde estava tendo algumas oficinas. </text:p>
      <text:p text:style-name="P1"/>
      <text:p text:style-name="P1">Como dominar o mundo com o Python</text:p>
      <text:p text:style-name="P1"/>
      <text:p text:style-name="P1">PHP, PYTHON, SQL</text:p>
      <text:p text:style-name="P1"/>
      <text:p text:style-name="P1">"GET STARTED -&gt; desenvolvendo aplicações linux, ajudando com o kernel (sim!!!), empacotando os seus programas .deb e .rpm, etc...</text:p>
      <text:p text:style-name="P1"/>
      <text:p text:style-name="P1">utilizando o inotify</text:p>
      <text:p text:style-name="P1"><text:soft-page-break/>utilizando a api de input do linux</text:p>
      <text:p text:style-name="P1"/>
      <text:p text:style-name="P1">utilizando os recursos do systemd"</text:p>
      <text:p text:style-name="P1"/>
      <text:p text:style-name="P1">LINUX-CURSO AVANCADO</text:p>
      <text:p text:style-name="P1"/>
      <text:p text:style-name="P1">Eu recomendaria o desenvolvimento de jogos para Android, gostaria de dizer que participei dos minicursos, mas não me lembro se me inscrevi, por isso na pergunta anterior marquei (não).</text:p>
      <text:p text:style-name="P1"/>
      <text:p text:style-name="P1">Demonstração dos Sistemas operacionais, seria muito bem-vindo. Instalação, Configuração, etc.</text:p>
      <text:p text:style-name="P1"/>
      <text:p text:style-name="P1">algo relacionado a redes e servidores.</text:p>
      <text:p text:style-name="P1"/>
      <text:p text:style-name="P1">Redes sociais, programadores de C e Java</text:p>
      <text:p text:style-name="P1"/>
      <text:p text:style-name="P1">Robótica com software livre </text:p>
      <text:p text:style-name="P1"/>
      <text:p text:style-name="P1">acho que recomendaria oficinas para o uso de alguns outros softwares, como mencionei acima, mas isso depende se há pessoas capacitadas para t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Rocha</meta:initial-creator>
    <meta:creation-date>2015-05-23T08:43:36.228597956</meta:creation-date>
    <dc:date>2015-05-23T08:49:45.965171763</dc:date>
    <dc:creator>Leonardo Rocha</dc:creator>
    <meta:editing-duration>PT6M13S</meta:editing-duration>
    <meta:editing-cycles>1</meta:editing-cycles>
    <meta:document-statistic meta:table-count="0" meta:image-count="0" meta:object-count="0" meta:page-count="2" meta:paragraph-count="24" meta:word-count="344" meta:character-count="2239" meta:non-whitespace-character-count="1917"/>
    <meta:generator>LibreOffice/4.3.3.2$Linux_X86_64 LibreOffice_project/430m0$Build-2</meta:generator>
  </office:meta>
</office:document-meta>
</file>